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</style:style>
    <style:style style:name="T1" style:family="text">
      <style:text-properties style:font-name="sans-serif" fo:font-size="30.75pt"/>
    </style:style>
    <style:style style:name="T2" style:family="text">
      <style:text-properties style:font-name="sans-serif" fo:font-size="11pt" style:font-size-asian="11pt" style:font-size-complex="11pt"/>
    </style:style>
    <style:style style:name="T3" style:family="text">
      <style:text-properties style:font-name="sans-serif" fo:font-size="14pt" style:font-size-asian="14pt" style:font-size-complex="14pt"/>
    </style:style>
    <style:style style:name="T4" style:family="text">
      <style:text-properties style:font-name="sans-serif" fo:font-size="12pt" style:font-size-asian="12pt" style:font-size-complex="12pt"/>
    </style:style>
    <style:style style:name="T5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3465a4" loext:opacity="100%" style:font-name="sans-serif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44R_mcid10"/><text:span text:style-name="T9">Informática</text:span><text:bookmark text:name="page44R_mcid11"/><text:line-break/><text:bookmark text:name="page44R_mcid16"/><text:span text:style-name="T8"><text:line-break/></text:span><text:span text:style-name="T5">Informática</text:span><text:bookmark text:name="page44R_mcid17"/><text:span text:style-name="T8"> </text:span><text:span text:style-name="T4">é</text:span><text:bookmark text:name="page44R_mcid18"/><text:span text:style-name="T8"> </text:span><text:span text:style-name="T4">um termo usado para</text:span><text:bookmark text:name="page44R_mcid19"/><text:span text:style-name="T8"> </text:span><text:span text:style-name="T4">descrever</text:span><text:bookmark text:name="page44R_mcid20"/><text:span text:style-name="T8"> </text:span><text:span text:style-name="T4">o</text:span><text:bookmark text:name="page44R_mcid21"/><text:span text:style-name="T8"> </text:span><text:span text:style-name="T4">conjunto</text:span><text:bookmark text:name="page44R_mcid22"/><text:span text:style-name="T8"> </text:span><text:span text:style-name="T4">das</text:span><text:bookmark text:name="page44R_mcid23"/><text:span text:style-name="T8"> </text:span><text:a xlink:type="simple" xlink:href="http://www.google.com.br/" text:style-name="Internet_20_link" text:visited-style-name="Visited_20_Internet_20_Link"><text:span text:style-name="T4">ciências</text:span></text:a><text:span text:style-name="T4"> relacionadas</text:span><text:bookmark text:name="page44R_mcid24"/><text:span text:style-name="T8"><text:line-break/></text:span><text:span text:style-name="T4">ao </text:span><text:a xlink:type="simple" xlink:href="http://www.google.com.br/" text:style-name="Internet_20_link" text:visited-style-name="Visited_20_Internet_20_Link"><text:span text:style-name="T4">armazenamento</text:span></text:a><text:span text:style-name="T4">, transmissão</text:span><text:bookmark text:name="page44R_mcid25"/><text:span text:style-name="T8"> </text:span><text:span text:style-name="T4">e</text:span><text:bookmark text:name="page44R_mcid26"/><text:span text:style-name="T8"> </text:span><text:span text:style-name="T4">processamento</text:span><text:bookmark text:name="page44R_mcid27"/><text:span text:style-name="T8"> </text:span><text:span text:style-name="T4">de</text:span><text:bookmark text:name="page44R_mcid28"/><text:span text:style-name="T8"> </text:span><text:span text:style-name="T4">informações</text:span><text:bookmark text:name="page44R_mcid29"/><text:span text:style-name="T8"> </text:span><text:span text:style-name="T4">em meios</text:span><text:bookmark text:name="page44R_mcid30"/><text:span text:style-name="T8"><text:line-break/></text:span><text:a xlink:type="simple" xlink:href="http://www.google.com.br/" text:style-name="Internet_20_link" text:visited-style-name="Visited_20_Internet_20_Link"><text:span text:style-name="T4">digitais</text:span></text:a><text:span text:style-name="T4">,</text:span><text:bookmark text:name="page44R_mcid31"/><text:span text:style-name="T8"> </text:span><text:span text:style-name="T4">estando</text:span><text:bookmark text:name="page44R_mcid32"/><text:span text:style-name="T8"> </text:span><text:span text:style-name="T4">incluídas neste grupo:</text:span><text:bookmark text:name="page44R_mcid33"/><text:span text:style-name="T8"> </text:span><text:span text:style-name="T4">a</text:span><text:bookmark text:name="page44R_mcid34"/><text:span text:style-name="T8"> </text:span><text:a xlink:type="simple" xlink:href="http://www.google.com.br/" text:style-name="Internet_20_link" text:visited-style-name="Visited_20_Internet_20_Link"><text:span text:style-name="T4">ciência</text:span><text:bookmark text:name="page44R_mcid35"/><text:span text:style-name="T8"> </text:span><text:span text:style-name="T4">da</text:span><text:bookmark text:name="page44R_mcid36"/><text:span text:style-name="T8"> </text:span><text:span text:style-name="T4">computação</text:span></text:a><text:span text:style-name="T4">,</text:span><text:bookmark text:name="page44R_mcid37"/><text:span text:style-name="T8"> </text:span><text:span text:style-name="T4">a</text:span><text:bookmark text:name="page44R_mcid38"/><text:span text:style-name="T8"> </text:span><text:a xlink:type="simple" xlink:href="http://www.google.com.br/" text:style-name="Internet_20_link" text:visited-style-name="Visited_20_Internet_20_Link"><text:span text:style-name="T4">teoria da</text:span><text:bookmark text:name="page44R_mcid39"/><text:span text:style-name="T8"><text:line-break/></text:span><text:span text:style-name="T4">informação</text:span></text:a><text:span text:style-name="T4">,</text:span><text:bookmark text:name="page44R_mcid40"/><text:span text:style-name="T8"> </text:span><text:span text:style-name="T4">o</text:span><text:bookmark text:name="page44R_mcid41"/><text:span text:style-name="T8"> </text:span><text:a xlink:type="simple" xlink:href="http://www.google.com.br/" text:style-name="Internet_20_link" text:visited-style-name="Visited_20_Internet_20_Link"><text:span text:style-name="T4">processo de</text:span><text:bookmark text:name="page44R_mcid42"/><text:span text:style-name="T8"> </text:span><text:span text:style-name="T4">cálculo</text:span></text:a><text:span text:style-name="T4">,</text:span><text:bookmark text:name="page44R_mcid43"/><text:span text:style-name="T8"> </text:span><text:span text:style-name="T4">a</text:span><text:bookmark text:name="page44R_mcid44"/><text:span text:style-name="T8"> </text:span><text:a xlink:type="simple" xlink:href="http://www.google.com.br/" text:style-name="Internet_20_link" text:visited-style-name="Visited_20_Internet_20_Link"><text:span text:style-name="T4">análise</text:span><text:bookmark text:name="page44R_mcid45"/><text:span text:style-name="T8"> </text:span><text:span text:style-name="T4">numérica</text:span></text:a><text:bookmark text:name="page44R_mcid46"/><text:span text:style-name="T8"> </text:span><text:span text:style-name="T4">e</text:span><text:bookmark text:name="page44R_mcid47"/><text:span text:style-name="T8"> </text:span><text:span text:style-name="T4">os</text:span><text:bookmark text:name="page44R_mcid48"/><text:span text:style-name="T8"> </text:span><text:span text:style-name="T4">métodos teóricos</text:span><text:bookmark text:name="page44R_mcid49"/><text:span text:style-name="T8"> </text:span><text:span text:style-name="T4">da</text:span><text:bookmark text:name="page44R_mcid50"/><text:span text:style-name="T8"><text:line-break/></text:span><text:span text:style-name="T4">representação</text:span><text:bookmark text:name="page44R_mcid51"/><text:span text:style-name="T8"> </text:span><text:span text:style-name="T4">dos</text:span><text:bookmark text:name="page44R_mcid52"/><text:span text:style-name="T8"> </text:span><text:span text:style-name="T4">conhecimentos</text:span><text:bookmark text:name="page44R_mcid53"/><text:span text:style-name="T8"> </text:span><text:span text:style-name="T4">e da</text:span><text:bookmark text:name="page44R_mcid54"/><text:span text:style-name="T8"> </text:span><text:span text:style-name="T4">modelagem</text:span><text:bookmark text:name="page44R_mcid55"/><text:span text:style-name="T8"> </text:span><text:span text:style-name="T4">dos</text:span><text:bookmark text:name="page44R_mcid56"/><text:span text:style-name="T8"> </text:span><text:span text:style-name="T4">problemas. Mas também</text:span><text:bookmark text:name="page44R_mcid57"/><text:span text:style-name="T8"><text:line-break/></text:span><text:span text:style-name="T4">pode ser entendida como ciência que estuda</text:span><text:bookmark text:name="page44R_mcid58"/><text:span text:style-name="T8"> </text:span><text:span text:style-name="T4">o</text:span><text:bookmark text:name="page44R_mcid59"/><text:span text:style-name="T8"> </text:span><text:span text:style-name="T4">conjunto</text:span><text:bookmark text:name="page44R_mcid60"/><text:span text:style-name="T8"> </text:span><text:span text:style-name="T4">de</text:span><text:bookmark text:name="page44R_mcid61"/><text:span text:style-name="T8"> </text:span><text:span text:style-name="T4">informações</text:span><text:bookmark text:name="page44R_mcid62"/><text:span text:style-name="T8"> </text:span><text:span text:style-name="T4">e</text:span><text:bookmark text:name="page44R_mcid63"/><text:span text:style-name="T8"><text:line-break/></text:span><text:span text:style-name="T4">conhecimentos</text:span><text:bookmark text:name="page44R_mcid64"/><text:span text:style-name="T8"> </text:span><text:span text:style-name="T4">por</text:span><text:bookmark text:name="page44R_mcid65"/><text:span text:style-name="T8"> </text:span><text:span text:style-name="T4">meios</text:span><text:bookmark text:name="page44R_mcid66"/><text:span text:style-name="T8"> </text:span><text:span text:style-name="T4">digitais.</text:span><text:bookmark text:name="page44R_mcid67"/><text:span text:style-name="T8"><text:line-break/></text:span><text:span text:style-name="T4">O</text:span><text:bookmark text:name="page44R_mcid68"/><text:span text:style-name="T8"> </text:span><text:span text:style-name="T4">termo informática,</text:span><text:bookmark text:name="page44R_mcid69"/><text:span text:style-name="T8"> </text:span><text:span text:style-name="T4">é</text:span><text:bookmark text:name="page44R_mcid70"/><text:span text:style-name="T8"> </text:span><text:span text:style-name="T4">tratado</text:span><text:bookmark text:name="page44R_mcid71"/><text:span text:style-name="T8"> </text:span><text:span text:style-name="T4">em </text:span><text:a xlink:type="simple" xlink:href="http://www.google.com.br/" text:style-name="Internet_20_link" text:visited-style-name="Visited_20_Internet_20_Link"><text:span text:style-name="T4">Portugal</text:span></text:a><text:span text:style-name="T4"> como </text:span><text:a xlink:type="simple" xlink:href="http://www.google.com.br/" text:style-name="Internet_20_link" text:visited-style-name="Visited_20_Internet_20_Link"><text:span text:style-name="T4">sinônimo</text:span></text:a><text:bookmark text:name="page44R_mcid72"/><text:span text:style-name="T8"> </text:span><text:span text:style-name="T4">da</text:span><text:bookmark text:name="page44R_mcid73"/><text:span text:style-name="T8"> </text:span><text:span text:style-name="T4">ciência</text:span><text:bookmark text:name="page44R_mcid74"/><text:span text:style-name="T8"> </text:span><text:span text:style-name="T4">da</text:span><text:bookmark text:name="page44R_mcid75"/><text:span text:style-name="T8"><text:line-break/></text:span><text:span text:style-name="T4">computação,</text:span><text:bookmark text:name="page44R_mcid76"/><text:span text:style-name="T8"> </text:span><text:span text:style-name="T4">e no</text:span><text:bookmark text:name="page44R_mcid77"/><text:span text:style-name="T8"> </text:span><text:a xlink:type="simple" xlink:href="http://www.google.com.br/" text:style-name="Internet_20_link" text:visited-style-name="Visited_20_Internet_20_Link"><text:span text:style-name="T4">Brasil</text:span></text:a><text:bookmark text:name="page44R_mcid78"/><text:span text:style-name="T8"> </text:span><text:span text:style-name="T4">é</text:span><text:bookmark text:name="page44R_mcid79"/><text:span text:style-name="T8"> </text:span><text:span text:style-name="T4">habitualmente usado para rever especificamente</text:span><text:bookmark text:name="page44R_mcid80"/><text:span text:style-name="T8"> </text:span><text:span text:style-name="T4">o</text:span><text:bookmark text:name="page44R_mcid81"/><text:span text:style-name="T8"><text:line-break/></text:span><text:span text:style-name="T4">processo de</text:span><text:bookmark text:name="page44R_mcid82"/><text:span text:style-name="T8"> </text:span><text:span text:style-name="T4">tratamento</text:span><text:bookmark text:name="page44R_mcid83"/><text:span text:style-name="T8"> </text:span><text:span text:style-name="T4">da</text:span><text:bookmark text:name="page44R_mcid84"/><text:span text:style-name="T8"> </text:span><text:span text:style-name="T4">informação por meio</text:span><text:bookmark text:name="page44R_mcid85"/><text:span text:style-name="T8"> </text:span><text:span text:style-name="T4">de</text:span><text:bookmark text:name="page44R_mcid86"/><text:span text:style-name="T8"> </text:span><text:a xlink:type="simple" xlink:href="http://www.google.com.br/" text:style-name="Internet_20_link" text:visited-style-name="Visited_20_Internet_20_Link"><text:span text:style-name="T4">máquinas</text:span></text:a><text:span text:style-name="T4"> eletrônicas definidas</text:span><text:bookmark text:name="page44R_mcid87"/><text:span text:style-name="T8"><text:line-break/></text:span><text:span text:style-name="T4">como </text:span><text:a xlink:type="simple" xlink:href="http://www.google.com.br/" text:style-name="Internet_20_link" text:visited-style-name="Visited_20_Internet_20_Link"><text:span text:style-name="T4">computadores</text:span></text:a><text:span text:style-name="T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15:55.868351091</meta:creation-date>
    <dc:date>2023-04-19T09:23:46.756751624</dc:date>
    <meta:editing-duration>PT7M53S</meta:editing-duration>
    <meta:editing-cycles>1</meta:editing-cycles>
    <meta:document-statistic meta:table-count="0" meta:image-count="0" meta:object-count="0" meta:page-count="1" meta:paragraph-count="1" meta:word-count="109" meta:character-count="743" meta:non-whitespace-character-count="634"/>
    <meta:generator>LibreOffice/7.4.5.1$Linux_X86_64 LibreOffice_project/40$Build-1</meta:generator>
  </office:meta>
</office:document-meta>
</file>